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3" style:family="paragraph" style:parent-style-name="List_20_Paragraph" style:list-style-name="WWNum6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size="13pt" fo:language="pt" fo:country="BR" fo:font-weight="bold" officeooo:rsid="000f8c90" officeooo:paragraph-rsid="000f8c9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text-properties fo:font-variant="normal" fo:text-transform="none" fo:color="#000000" style:font-name="Arial"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text:number-lines="true" text:line-number="0" style:writing-mode="lr-tb"/>
      <style:text-properties officeooo:paragraph-rsid="000f8c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155cc" fo:language="pt" fo:country="BR" style:text-underline-style="solid" style:text-underline-width="auto" style:text-underline-color="font-color" officeooo:rsid="000f8c90"/>
    </style:style>
    <style:style style:name="T3" style:family="text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1pt" fo:language="pt" fo:country="BR" fo:font-style="normal" fo:font-weight="normal" officeooo:rsid="000f8c90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exandre Vieira de Oliveira</text:p>
      <text:p text:style-name="P5">(DDD) 11111-1111</text:p>
      <text:p text:style-name="P11"><text:span text:style-name="T2">alexandre.vieira.oliveira@escola.pr.gov.br</text:span></text:p>
      <text:p text:style-name="P6">OBJETIVO</text:p>
      <text:p text:style-name="P8">Sou apaixonado por lógica e programação e tenho desejo de iniciar minha carreira profissional na área de desenvolvimento de software. Iniciei meus estudos desde muito jovem e já criei diversos projetos pessoais com HTML, CSS e JavaScript. Estou aprendendo sempre e me aprofundando em tecnologias para a área de front-end, como React e experiência do usuário.</text:p>
      <text:p text:style-name="P1"/>
      <text:p text:style-name="P10">PROJETOS </text:p>
      <text:p text:style-name="P1"><text:span text:style-name="T3">AluraFlix <text:s/>- </text:span><text:span text:style-name="T4">Alex<text:tab/></text:span></text:p>
      <text:p text:style-name="P8">Descrição: projeto inspirado em plataformas de streamings, desenvolvido com as linguagens de HTML e CSS, utilizando conceitos de responsividade e incorporando vídeos do YouTube. <text:s text:c="2"/></text:p>
      <text:p text:style-name="P1"><text:span text:style-name="T3">Link do repositório: </text:span><text:a xlink:type="simple" xlink:href="https://github.com/alura-cursos/aluraflix/tree/aula8" text:style-name="Internet_20_link" text:visited-style-name="Visited_20_Internet_20_Link"><text:span text:style-name="Internet_20_link"><text:span text:style-name="T6">GitHub - </text:span></text:span></text:a><text:a xlink:type="simple" xlink:href="https://github.com/alexandrevieiraoliveira-max/aluraflix" text:style-name="Internet_20_link" text:visited-style-name="Visited_20_Internet_20_Link"><text:span text:style-name="Internet_20_link">https://github.com/alexandrevieiraoliveira-max/aluraflix</text:span></text:a><text:span text:style-name="Internet_20_link"><text:span text:style-name="T5"><text:tab/></text:span></text:span></text:p>
      <text:p text:style-name="P2"/>
      <text:p text:style-name="P8">criando-sua-aventura</text:p>
      <text:p text:style-name="P8">Descrição: projeto inspirado em jogos que possuem diferentes finais, desenvolvido com HTML, CSS e JavaScript. Para além dos conhecimentos em lógica, esse projeto apresenta conhecimentos mais sólidos sobre a linguagem JavaScript. O maior desafio foi organizar a estrutura do código e refatorar para deixar o código limpo. <text:s/><text:tab/></text:p>
      <text:p text:style-name="P1"><text:span text:style-name="T3">Link do repositório: </text:span><text:span text:style-name="Internet_20_link"><text:span text:style-name="T5">https://github.com/alexandrevieiraoliveira-max/criando-sua-aventura</text:span></text:span></text:p>
      <text:p text:style-name="Standard"/>
      <text:p text:style-name="P6">TECNOLOGIAS </text:p>
      <text:list xml:id="list3551021743" text:style-name="WWNum6">
        <text:list-item>
          <text:p text:style-name="P3">HTML </text:p>
        </text:list-item>
        <text:list-item>
          <text:p text:style-name="P3">CSS </text:p>
        </text:list-item>
        <text:list-item>
          <text:p text:style-name="P3">JavaScript </text:p>
        </text:list-item>
        <text:list-item>
          <text:p text:style-name="P3">Planilhas (Excel) </text:p>
        </text:list-item>
        <text:list-item>
          <text:p text:style-name="P3">GitHub </text:p>
        </text:list-item>
        <text:list-item>
          <text:p text:style-name="P3">Inteligência Artificial <text:s/></text:p>
        </text:list-item>
        <text:list-item>
          <text:p text:style-name="P3">Lógica de programação</text:p>
        </text:list-item>
      </text:list>
      <text:p text:style-name="P9"/>
      <text:p text:style-name="P6">IDIOMAS</text:p>
      <text:p text:style-name="P7">Português: nativ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0</meta:editing-cycles>
    <meta:creation-date>2025-02-19T12:39:00</meta:creation-date>
    <dc:date>2025-09-04T10:53:17.862631814</dc:date>
    <meta:generator>LibreOffice/6.4.7.2$Linux_X86_64 LibreOffice_project/40$Build-2</meta:generator>
    <meta:editing-duration>PT2M31S</meta:editing-duration>
    <meta:document-statistic meta:table-count="0" meta:image-count="0" meta:object-count="0" meta:page-count="1" meta:paragraph-count="22" meta:word-count="172" meta:character-count="1311" meta:non-whitespace-character-count="1150"/>
    <meta:user-defined meta:name="AppVersion">16.0000</meta:user-defined>
    <meta:user-defined meta:name="ContentTypeId">0x010100F7A7AE0180871B44A8C4B65C1A76DB7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diaServiceImageTags" meta:value-type="string"/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